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98" draw:master-page-name="Master1-Layout1-cust-只有標題" presentation:presentation-page-layout-name="Master1-PPL1" draw:id="Slide-256">
        <draw:frame draw:id="id141" draw:style-name="a824" draw:name="文字方塊 2" svg:x="0.64706in" svg:y="8.05882in" svg:width="34.17647in" svg:height="2.32246in">
          <draw:text-box>
            <text:p text:style-name="a820" text:class-names="" text:cond-style-name=""><text:span text:style-name="a799" text:class-names="">ICCAD</text:span><text:span text:style-name="a800" text:class-names=""><text:s text:c="1"/></text:span><text:span text:style-name="a801" text:class-names="">2025</text:span><text:span text:style-name="a802" text:class-names=""><text:s text:c="1"/></text:span><text:span text:style-name="a803" text:class-names="">CAD</text:span><text:span text:style-name="a804" text:class-names=""><text:s text:c="1"/></text:span><text:span text:style-name="a805" text:class-names="">Contest</text:span><text:span text:style-name="a806" text:class-names=""><text:s text:c="1"/></text:span><text:span text:style-name="a807" text:class-names="">Problem</text:span><text:span text:style-name="a808" text:class-names=""><text:s text:c="1"/></text:span><text:span text:style-name="a809" text:class-names="">A:</text:span><text:span text:style-name="a810" text:class-names=""><text:s text:c="1"/></text:span><text:span text:style-name="a811" text:class-names="">Hardware</text:span><text:span text:style-name="a812" text:class-names=""><text:s text:c="1"/></text:span><text:span text:style-name="a813" text:class-names="">Trojan</text:span><text:span text:style-name="a814" text:class-names=""><text:s text:c="1"/></text:span><text:span text:style-name="a815" text:class-names="">Detection</text:span><text:span text:style-name="a816" text:class-names=""><text:s text:c="1"/></text:span><text:span text:style-name="a817" text:class-names="">on</text:span><text:span text:style-name="a818" text:class-names=""><text:s text:c="1"/></text:span><text:span text:style-name="a819" text:class-names="">Gate Level Netlists</text:span></text:p>
            <text:p text:style-name="a823" text:class-names="" text:cond-style-name=""><text:span text:style-name="a821" text:class-names="">組員：熊恩伶、李彥呈、楊力衡、黃梓齊、陳啟綸、謝采</text:span><text:span text:style-name="a822" text:class-names="">晏</text:span></text:p>
          </draw:text-box>
          <svg:title/>
          <svg:desc/>
        </draw:frame>
        <draw:frame draw:id="id142" draw:style-name="a858" draw:name="文字方塊 3" svg:x="0.66708in" svg:y="11.02083in" svg:width="17.06822in" svg:height="16.82943in">
          <draw:text-box>
            <text:p text:style-name="a826" text:class-names="" text:cond-style-name=""><text:span text:style-name="a825" text:class-names="">Abstract</text:span></text:p>
            <text:p text:style-name="a830" text:class-names="" text:cond-style-name=""><text:span text:style-name="a827" text:class-names="">Traditionally</text:span><text:span text:style-name="a828" text:class-names="">, hardware security has been addressed through functional verification and side-channel analysis. However, as integrated circuits grow in complexity and third-party IP usage increases, hardware Trojans (HTs) have become a major threat to the integrity of modern designs. Conventional detection techniques often fail to generalize across unseen designs due to their reliance on handcrafted features or simulation-based methods</text:span><text:span text:style-name="a829" text:class-names="">.</text:span></text:p>
            <text:p text:style-name="a832" text:class-names="" text:cond-style-name=""><text:span text:style-name="a831" text:class-names=""/></text:p>
            <text:p text:style-name="a839" text:class-names="" text:cond-style-name=""><text:span text:style-name="a833" text:class-names="">In this work, we propose a graph-based detection framework that leverages deep learning on gate-level netlists to identify Trojan-inserted gates. Each circuit is modeled as a graph, where nodes represent logic gates and edges capture signal connectivity. We adopt and compare multiple architectures, including Graph Convolutional Networks (GCN),<text:s text:c="1"/></text:span><text:span text:style-name="a834" text:class-names="">GraphSAGE</text:span><text:span text:style-name="a835" text:class-names="">, and a hybrid GCN–</text:span><text:span text:style-name="a836" text:class-names="">GraphSAGE</text:span><text:span text:style-name="a837" text:class-names=""><text:s text:c="1"/>model that combines global structure learning with inductive neighborhood aggregation. The proposed approach effectively captures both topological and functional characteristics of circuits, enabling accurate and generalizable Trojan detection</text:span><text:span text:style-name="a838" text:class-names="">.</text:span></text:p>
            <text:p text:style-name="a841" text:class-names="" text:cond-style-name=""><text:span text:style-name="a840" text:class-names=""/></text:p>
            <text:p text:style-name="a851" text:class-names="" text:cond-style-name=""><text:span text:style-name="a842" text:class-names="">All members of this project participated in the<text:s text:c="1"/></text:span><text:span text:style-name="a843" text:class-names="">CAD</text:span><text:span text:style-name="a844" text:class-names=""><text:s text:c="1"/></text:span><text:span text:style-name="a845" text:class-names="">Contest 2025, and<text:s text:c="1"/></text:span><text:span text:style-name="a846" text:class-names="">has won one<text:s text:c="1"/></text:span><text:span text:style-name="a847" text:class-names="">特優<text:s text:c="1"/></text:span><text:span text:style-name="a848" text:class-names="">awards and four<text:s text:c="1"/></text:span><text:span text:style-name="a849" text:class-names="">佳作<text:s text:c="1"/></text:span><text:span text:style-name="a850" text:class-names="">awards in this contest.</text:span></text:p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>Problem Formulation</text:span></text:p>
            <text:p text:style-name="a857" text:class-names="" text:cond-style-name=""><text:span text:style-name="a85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只有標題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1-PPL2" style:display-name="自訂版面配置">
      <presentation:placeholder presentation:object="title" svg:x="2.43576in" svg:y="2.51389in" svg:width="30.55903in" svg:height="9.125in"/>
      <presentation:placeholder presentation:object="page-number" svg:x="32.34914in" svg:y="44.31208in" svg:width="1.31648in" svg:height="1.40283in"/>
    </style:presentation-page-layout>
    <style:presentation-page-layout style:name="Master2-PPL1" style:display-name="標題投影片">
      <presentation:placeholder presentation:object="title" svg:x="2.65781in" svg:y="14.66572in" svg:width="30.12188in" svg:height="10.11957in"/>
      <presentation:placeholder presentation:object="outline" svg:x="5.31562in" svg:y="26.75237in" svg:width="24.80625in" svg:height="12.0648in"/>
      <presentation:placeholder presentation:object="page-number" svg:x="32.34914in" svg:y="44.31208in" svg:width="1.31648in" svg:height="1.40283in"/>
    </style:presentation-page-layout>
    <style:presentation-page-layout style:name="Master2-PPL2" style:display-name="章節標題">
      <presentation:placeholder presentation:object="title" svg:x="2.79932in" svg:y="30.33685in" svg:width="30.12188in" svg:height="9.37645in"/>
      <presentation:placeholder presentation:object="outline" svg:x="2.79932in" svg:y="20.00964in" svg:width="30.12188in" svg:height="10.3272in"/>
      <presentation:placeholder presentation:object="page-number" svg:x="32.34914in" svg:y="44.31208in" svg:width="1.31648in" svg:height="1.40283in"/>
    </style:presentation-page-layout>
    <style:presentation-page-layout style:name="Master2-PPL3" style:display-name="兩項物件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2-PPL4" style:display-name="比對">
      <presentation:placeholder presentation:object="title" svg:x="1.77188in" svg:y="1.89059in" svg:width="31.89375in" svg:height="7.86835in"/>
      <presentation:placeholder presentation:object="outline" svg:x="1.77188in" svg:y="10.56763in" svg:width="15.65772in" svg:height="4.40409in"/>
      <presentation:placeholder presentation:object="outline" svg:x="18.00176in" svg:y="10.56763in" svg:width="15.66387in" svg:height="4.40409in"/>
      <presentation:placeholder presentation:object="page-number" svg:x="32.34914in" svg:y="44.31208in" svg:width="1.31648in" svg:height="1.40283in"/>
    </style:presentation-page-layout>
    <style:presentation-page-layout style:name="Master2-PPL5" style:display-name="只有標題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2-PPL6" style:display-name="空白">
      <presentation:placeholder presentation:object="page-number" svg:x="32.34914in" svg:y="44.31208in" svg:width="1.31648in" svg:height="1.40283in"/>
    </style:presentation-page-layout>
    <style:presentation-page-layout style:name="Master2-PPL7" style:display-name="含標題的內容">
      <presentation:placeholder presentation:object="title" svg:x="1.77188in" svg:y="1.87966in" svg:width="11.65869in" svg:height="7.99948in"/>
      <presentation:placeholder presentation:object="outline" svg:x="13.85508in" svg:y="1.87966in" svg:width="19.81055in" svg:height="40.29249in"/>
      <presentation:placeholder presentation:object="outline" svg:x="1.77188in" svg:y="9.87915in" svg:width="11.65869in" svg:height="32.293in"/>
      <presentation:placeholder presentation:object="page-number" svg:x="32.34914in" svg:y="44.31208in" svg:width="1.31648in" svg:height="1.40283in"/>
    </style:presentation-page-layout>
    <style:presentation-page-layout style:name="Master2-PPL8" style:display-name="含標題的圖片">
      <presentation:placeholder presentation:object="title" svg:x="6.946in" svg:y="33.04705in" svg:width="21.2625in" svg:height="3.90139in"/>
      <presentation:placeholder presentation:object="outline" svg:x="6.946in" svg:y="36.94844in" svg:width="21.2625in" svg:height="5.54062in"/>
      <presentation:placeholder presentation:object="page-number" svg:x="32.34914in" svg:y="44.31208in" svg:width="1.31648in" svg:height="1.40283in"/>
    </style:presentation-page-layout>
    <style:presentation-page-layout style:name="Master2-PPL9" style:display-name="標題及直排文字">
      <presentation:placeholder presentation:object="title" svg:x="1.77188in" svg:y="1.89059in" svg:width="31.89375in" svg:height="7.86835in"/>
      <presentation:placeholder presentation:object="outline" svg:x="1.77188in" svg:y="11.01569in" svg:width="31.89375in" svg:height="31.15646in"/>
      <presentation:placeholder presentation:object="page-number" svg:x="32.34914in" svg:y="44.31208in" svg:width="1.31648in" svg:height="1.40283in"/>
    </style:presentation-page-layout>
    <style:presentation-page-layout style:name="Master2-PPL10" style:display-name="直排標題及文字">
      <presentation:placeholder presentation:object="page-number" svg:x="32.34914in" svg:y="44.31208in" svg:width="1.31648in" svg:height="1.40283in"/>
    </style:presentation-page-layout>
    <style:presentation-page-layout style:name="Master3-PPL1" style:display-name="標題投影片">
      <presentation:placeholder presentation:object="title" svg:x="2.65781in" svg:y="14.66572in" svg:width="30.12188in" svg:height="10.11957in"/>
      <presentation:placeholder presentation:object="outline" svg:x="5.31562in" svg:y="26.75237in" svg:width="24.80625in" svg:height="12.0648in"/>
      <presentation:placeholder presentation:object="page-number" svg:x="32.34914in" svg:y="44.31208in" svg:width="1.31648in" svg:height="1.40283in"/>
    </style:presentation-page-layout>
    <style:presentation-page-layout style:name="Master3-PPL2" style:display-name="章節標題">
      <presentation:placeholder presentation:object="title" svg:x="2.79932in" svg:y="30.33685in" svg:width="30.12188in" svg:height="9.37645in"/>
      <presentation:placeholder presentation:object="outline" svg:x="2.79932in" svg:y="20.00964in" svg:width="30.12188in" svg:height="10.3272in"/>
      <presentation:placeholder presentation:object="page-number" svg:x="32.34914in" svg:y="44.31208in" svg:width="1.31648in" svg:height="1.40283in"/>
    </style:presentation-page-layout>
    <style:presentation-page-layout style:name="Master3-PPL3" style:display-name="兩項物件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3-PPL4" style:display-name="比對">
      <presentation:placeholder presentation:object="title" svg:x="1.77188in" svg:y="1.89059in" svg:width="31.89375in" svg:height="7.86835in"/>
      <presentation:placeholder presentation:object="outline" svg:x="1.77188in" svg:y="10.56763in" svg:width="15.65772in" svg:height="4.40409in"/>
      <presentation:placeholder presentation:object="outline" svg:x="18.00176in" svg:y="10.56763in" svg:width="15.66387in" svg:height="4.40409in"/>
      <presentation:placeholder presentation:object="page-number" svg:x="32.34914in" svg:y="44.31208in" svg:width="1.31648in" svg:height="1.40283in"/>
    </style:presentation-page-layout>
    <style:presentation-page-layout style:name="Master3-PPL5" style:display-name="只有標題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3-PPL6" style:display-name="空白">
      <presentation:placeholder presentation:object="page-number" svg:x="32.34914in" svg:y="44.31208in" svg:width="1.31648in" svg:height="1.40283in"/>
    </style:presentation-page-layout>
    <style:presentation-page-layout style:name="Master3-PPL7" style:display-name="含標題的內容">
      <presentation:placeholder presentation:object="title" svg:x="1.77188in" svg:y="1.87966in" svg:width="11.65869in" svg:height="7.99948in"/>
      <presentation:placeholder presentation:object="outline" svg:x="13.85508in" svg:y="1.87966in" svg:width="19.81055in" svg:height="40.29249in"/>
      <presentation:placeholder presentation:object="outline" svg:x="1.77188in" svg:y="9.87915in" svg:width="11.65869in" svg:height="32.293in"/>
      <presentation:placeholder presentation:object="page-number" svg:x="32.34914in" svg:y="44.31208in" svg:width="1.31648in" svg:height="1.40283in"/>
    </style:presentation-page-layout>
    <style:presentation-page-layout style:name="Master3-PPL8" style:display-name="含標題的圖片">
      <presentation:placeholder presentation:object="title" svg:x="6.946in" svg:y="33.04705in" svg:width="21.2625in" svg:height="3.90139in"/>
      <presentation:placeholder presentation:object="outline" svg:x="6.946in" svg:y="36.94844in" svg:width="21.2625in" svg:height="5.54062in"/>
      <presentation:placeholder presentation:object="page-number" svg:x="32.34914in" svg:y="44.31208in" svg:width="1.31648in" svg:height="1.40283in"/>
    </style:presentation-page-layout>
    <style:presentation-page-layout style:name="Master3-PPL9" style:display-name="標題及直排文字">
      <presentation:placeholder presentation:object="title" svg:x="1.77188in" svg:y="1.89059in" svg:width="31.89375in" svg:height="7.86835in"/>
      <presentation:placeholder presentation:object="outline" svg:x="1.77188in" svg:y="11.01569in" svg:width="31.89375in" svg:height="31.15646in"/>
      <presentation:placeholder presentation:object="page-number" svg:x="32.34914in" svg:y="44.31208in" svg:width="1.31648in" svg:height="1.40283in"/>
    </style:presentation-page-layout>
    <style:presentation-page-layout style:name="Master3-PPL10" style:display-name="直排標題及文字">
      <presentation:placeholder presentation:object="page-number" svg:x="32.34914in" svg:y="44.31208in" svg:width="1.31648in" svg:height="1.40283in"/>
    </style:presentation-page-layout>
    <style:presentation-page-layout style:name="Master4-PPL1" style:display-name="標題投影片">
      <presentation:placeholder presentation:object="title" svg:x="4.42882in" svg:y="7.72569in" svg:width="26.57292in" svg:height="16.43576in"/>
      <presentation:placeholder presentation:object="subtitle" svg:x="4.42882in" svg:y="24.79514in" svg:width="26.57292in" svg:height="11.39757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2" style:display-name="標題及內容">
      <presentation:placeholder presentation:object="title" svg:x="2.43576in" svg:y="2.51389in" svg:width="30.55903in" svg:height="9.125in"/>
      <presentation:placeholder presentation:object="object" svg:x="2.43576in" svg:y="12.56771in" svg:width="30.55903in" svg:height="29.95312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3" style:display-name="章節標題">
      <presentation:placeholder presentation:object="title" svg:x="2.41667in" svg:y="11.7691in" svg:width="30.55903in" svg:height="19.63715in"/>
      <presentation:placeholder presentation:object="outline" svg:x="2.41667in" svg:y="31.59201in" svg:width="30.55903in" svg:height="10.32639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4" style:display-name="兩個內容">
      <presentation:placeholder presentation:object="title" svg:x="2.43576in" svg:y="2.51389in" svg:width="30.55903in" svg:height="9.125in"/>
      <presentation:placeholder presentation:object="object" svg:x="2.43576in" svg:y="12.56771in" svg:width="15.19618in" svg:height="29.95312in"/>
      <presentation:placeholder presentation:object="object" svg:x="17.79861in" svg:y="12.56771in" svg:width="15.19618in" svg:height="29.95312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5" style:display-name="比較">
      <presentation:placeholder presentation:object="title" svg:x="2.44097in" svg:y="2.51389in" svg:width="30.55903in" svg:height="9.125in"/>
      <presentation:placeholder presentation:object="outline" svg:x="2.44097in" svg:y="11.57292in" svg:width="14.98785in" svg:height="5.67188in"/>
      <presentation:placeholder presentation:object="object" svg:x="2.44097in" svg:y="17.24479in" svg:width="14.98785in" svg:height="25.36285in"/>
      <presentation:placeholder presentation:object="outline" svg:x="17.9375in" svg:y="11.57292in" svg:width="15.0625in" svg:height="5.67188in"/>
      <presentation:placeholder presentation:object="object" svg:x="17.9375in" svg:y="17.24479in" svg:width="15.0625in" svg:height="25.3628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6" style:display-name="只有標題">
      <presentation:placeholder presentation:object="title" svg:x="2.43576in" svg:y="2.51389in" svg:width="30.55903in" svg:height="9.12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7" style:display-name="空白"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8" style:display-name="含輔助字幕的內容">
      <presentation:placeholder presentation:object="title" svg:x="2.44097in" svg:y="3.14757in" svg:width="11.42708in" svg:height="11.01562in"/>
      <presentation:placeholder presentation:object="object" svg:x="15.0625in" svg:y="6.79688in" svg:width="17.9375in" svg:height="33.54861in"/>
      <presentation:placeholder presentation:object="outline" svg:x="2.44097in" svg:y="14.16319in" svg:width="11.42708in" svg:height="26.2378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9" style:display-name="含輔助字幕的圖片">
      <presentation:placeholder presentation:object="title" svg:x="2.44097in" svg:y="3.14757in" svg:width="11.42708in" svg:height="11.01562in"/>
      <presentation:placeholder presentation:object="graphic" svg:x="15.0625in" svg:y="6.79688in" svg:width="17.9375in" svg:height="33.54861in"/>
      <presentation:placeholder presentation:object="outline" svg:x="2.44097in" svg:y="14.16319in" svg:width="11.42708in" svg:height="26.2378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10" style:display-name="標題及直排文字">
      <presentation:placeholder presentation:object="title" svg:x="2.43576in" svg:y="2.51389in" svg:width="30.55903in" svg:height="9.125in"/>
      <presentation:placeholder presentation:object="outline" svg:x="2.43576in" svg:y="12.56771in" svg:width="30.55903in" svg:height="29.95312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11" style:display-name="直排標題及文字">
      <presentation:placeholder presentation:object="title" svg:x="25.3559in" svg:y="2.51389in" svg:width="7.63889in" svg:height="40.00694in"/>
      <presentation:placeholder presentation:object="outline" svg:x="2.43576in" svg:y="2.51389in" svg:width="22.75347in" svg:height="40.00694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35.43056in" fo:page-height="47.208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center" style:tab-stop-distance="1in" fo:margin-left="0.5in" fo:margin-right="0in" fo:text-indent="-0.2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23611in" fo:padding-bottom="0.23611in" fo:padding-left="0.23611in" fo:padding-right="0.2361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draw:fill="none" draw:stroke="none"/>
    </style:style>
    <style:style style:family="presentation" style:name="a217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-1.29861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resentation" style:name="a4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625in" style:font-size-asian="2.625in" style:font-size-complex="2.6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-0.25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non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none"/>
    </style:style>
    <style:style style:family="presentation" style:name="a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.5in" fo:margin-right="0in" fo:text-indent="-0.2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none"/>
    </style:style>
    <style:style style:family="presentation" style:name="a250">
      <style:graphic-properties fo:wrap-option="wrap" fo:padding-top="0.23611in" fo:padding-bottom="0.23611in" fo:padding-left="0.23611in" fo:padding-right="0.2361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4">
      <style:graphic-properties draw:fill="none" draw:stroke="non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625in" style:font-size-asian="2.625in" style:font-size-complex="2.6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.5in" fo:margin-right="0in" fo:text-indent="-0.25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presentation" style:name="a6">
      <style:graphic-properties draw:fill="none" draw:stroke="non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2">
      <style:graphic-properties draw:fill="none" draw:stroke="non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56944in" style:font-size-asian="1.56944in" style:font-size-complex="1.569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2">
      <style:paragraph-properties fo:line-height="100%" fo:text-align="left" style:tab-stop-distance="1in" fo:margin-left="0.5in" fo:margin-right="0in" fo:text-indent="-0.25in" fo:margin-top="0.3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2">
      <style:graphic-properties draw:fill="none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none" draw:stroke="none"/>
    </style:style>
    <style:style style:family="text" style:name="a32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draw:fill="none" draw:stroke="non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draw:fill="none" draw:stroke="none"/>
    </style:style>
    <style:style style:family="presentation" style:name="a331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56944in" style:font-size-asian="1.56944in" style:font-size-complex="1.569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25in" fo:margin-top="0.3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draw:fill="none" draw:stroke="none"/>
    </style:style>
    <style:style style:family="presentation" style:name="a351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.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9">
      <style:graphic-properties draw:fill="none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draw:fill="none" draw:stroke="non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1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text" style:name="a37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paragraph" style:name="a1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draw:fill="none" draw:stroke="none"/>
    </style:style>
    <style:style style:family="presentation" style:name="a1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 style:parent-style-name="Graphics">
      <style:graphic-properties draw:fill="none" draw:stroke="none"/>
    </style:style>
    <style:style style:family="paragraph" style:name="a3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 style:parent-style-name="Graphics">
      <style:graphic-properties draw:fill="none" draw:stroke="none"/>
    </style:style>
    <style:style style:family="presentation" style:name="a3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draw:fill="none" draw:stroke="none"/>
    </style:style>
    <style:style style:family="presentation" style:name="a164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none"/>
    </style:style>
    <style:style style:family="drawing-page" style:name="a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1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 style:parent-style-name="Graphics">
      <style:graphic-properties draw:fill="none" draw:stroke="none"/>
    </style:style>
    <style:style style:family="presentation" style:name="a176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draw:fill="none" draw:stroke="none"/>
    </style:style>
    <style:style style:family="paragraph" style:name="a178">
      <style:paragraph-properties fo:line-height="100%" fo:text-align="left" style:tab-stop-distance="1in" fo:margin-left="0.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draw:fill="none" draw:stroke="non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-1.29861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non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draw:fill="none" draw:stroke="none"/>
    </style:style>
    <style:style style:family="drawing-page" style:name="a2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9">
      <style:graphic-properties draw:fill="none" draw:stroke="non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2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3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4" text:bullet-char="•">
        <style:list-level-properties text:space-before="0.45139in" text:min-label-width="1.29861in"/>
        <style:text-properties fo:color="#000000" fo:font-family="Arial" fo:font-size="2.09722in"/>
      </text:list-level-style-bullet>
      <text:list-level-style-bullet text:level="5" text:bullet-char="•">
        <style:list-level-properties text:space-before="0.95139in" text:min-label-width="1.29861in"/>
        <style:text-properties fo:color="#000000" fo:font-family="Arial" fo:font-size="2.09722in"/>
      </text:list-level-style-bullet>
      <text:list-level-style-bullet text:level="6" text:bullet-char="•">
        <style:list-level-properties text:space-before="1.45139in" text:min-label-width="1.29861in"/>
        <style:text-properties fo:color="#000000" fo:font-family="Arial" fo:font-size="2.09722in"/>
      </text:list-level-style-bullet>
      <text:list-level-style-bullet text:level="7" text:bullet-char="•">
        <style:list-level-properties text:space-before="1.95139in" text:min-label-width="1.29861in"/>
        <style:text-properties fo:color="#000000" fo:font-family="Arial" fo:font-size="2.09722in"/>
      </text:list-level-style-bullet>
      <text:list-level-style-bullet text:level="8" text:bullet-char="•">
        <style:list-level-properties text:space-before="2.45139in" text:min-label-width="1.29861in"/>
        <style:text-properties fo:color="#000000" fo:font-family="Arial" fo:font-size="2.09722in"/>
      </text:list-level-style-bullet>
      <text:list-level-style-bullet text:level="9" text:bullet-char="•">
        <style:list-level-properties text:space-before="2.95139in" text:min-label-width="1.29861in"/>
        <style:text-properties fo:color="#000000" fo:font-family="Arial" fo:font-size="2.09722in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22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90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34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118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bullet text:level="1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2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3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4" text:bullet-char="•">
        <style:list-level-properties text:space-before="0.45139in" text:min-label-width="1.29861in"/>
        <style:text-properties fo:color="#000000" fo:font-family="Arial" fo:font-size="2.09722in"/>
      </text:list-level-style-bullet>
      <text:list-level-style-bullet text:level="5" text:bullet-char="•">
        <style:list-level-properties text:space-before="0.95139in" text:min-label-width="1.29861in"/>
        <style:text-properties fo:color="#000000" fo:font-family="Arial" fo:font-size="2.09722in"/>
      </text:list-level-style-bullet>
      <text:list-level-style-bullet text:level="6" text:bullet-char="•">
        <style:list-level-properties text:space-before="1.45139in" text:min-label-width="1.29861in"/>
        <style:text-properties fo:color="#000000" fo:font-family="Arial" fo:font-size="2.09722in"/>
      </text:list-level-style-bullet>
      <text:list-level-style-bullet text:level="7" text:bullet-char="•">
        <style:list-level-properties text:space-before="1.95139in" text:min-label-width="1.29861in"/>
        <style:text-properties fo:color="#000000" fo:font-family="Arial" fo:font-size="2.09722in"/>
      </text:list-level-style-bullet>
      <text:list-level-style-bullet text:level="8" text:bullet-char="•">
        <style:list-level-properties text:space-before="2.45139in" text:min-label-width="1.29861in"/>
        <style:text-properties fo:color="#000000" fo:font-family="Arial" fo:font-size="2.09722in"/>
      </text:list-level-style-bullet>
      <text:list-level-style-bullet text:level="9" text:bullet-char="•">
        <style:list-level-properties text:space-before="2.95139in" text:min-label-width="1.29861in"/>
        <style:text-properties fo:color="#000000" fo:font-family="Arial" fo:font-size="2.09722in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122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9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7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佈景主題" style:page-layout-name="pageLayout1" draw:style-name="a0">
      <draw:frame draw:id="id0" presentation:style-name="a3" draw:name="Google Shape;8;p2" svg:x="32.34914in" svg:y="44.31208in" svg:width="1.31648in" svg:height="1.40283in" presentation:class="page-number" presentation:placeholder="false">
        <draw:text-box>
          <text:p text:style-name="a2" text:class-names="" text:cond-style-name=""><text:span text:style-name="a1" text:class-names=""><text:page-number style:num-format="1" text:fixed="false"/></text:span></text:p>
        </draw:text-box>
        <svg:title/>
        <svg:desc/>
      </draw:frame>
      <draw:g draw:name="群組 8" draw:id="id1">
        <svg:title/>
        <svg:desc/>
        <draw:frame draw:id="id2" draw:style-name="a4" draw:name="圖片 9" svg:x="0in" svg:y="-0.19444in" svg:width="35.43056in" svg:height="8.05556in" style:rel-width="scale" style:rel-height="scale">
          <draw:image xlink:href="media/image1.png" xlink:type="simple" xlink:show="embed" xlink:actuate="onLoad"/>
          <svg:title/>
          <svg:desc/>
        </draw:frame>
        <draw:frame draw:id="id3" draw:style-name="a5" draw:name="圖片 4" svg:x="4.19444in" svg:y="0.85461in" svg:width="1.16188in" svg:height="1.81708in" style:rel-width="scale" style:rel-height="scale">
          <draw:image xlink:href="media/image2.png" xlink:type="simple" xlink:show="embed" xlink:actuate="onLoad"/>
          <svg:title/>
          <svg:desc/>
        </draw:frame>
      </draw:g>
      <presentation:notes style:page-layout-name="pageLayout2" draw:style-name="a10">
        <draw:page-thumbnail svg:x="1.25in" svg:y="0.75in" svg:width="5in" svg:height="3.75in" presentation:class="page" draw:id="id4" presentation:style-name="a6" draw:name="Google Shape;3;n">
          <svg:title/>
          <svg:desc/>
        </draw:page-thumbnail>
        <draw:frame draw:id="id5" presentation:style-name="a9" draw:name="Google Shape;4;n" svg:x="1in" svg:y="4.75in" svg:width="5.5in" svg:height="4.5in" presentation:class="notes" presentation:placeholder="false">
          <draw:text-box>
            <text:p text:style-name="a8" text:class-names="" text:cond-style-name=""><text:span text:style-name="a7" text:class-names=""/></text:p>
          </draw:text-box>
          <svg:title/>
          <svg:desc/>
        </draw:frame>
      </presentation:notes>
    </style:master-page>
    <style:master-page style:name="Master1-Layout1-cust-只有標題" style:page-layout-name="pageLayout1" draw:style-name="a11">
      <draw:g draw:name="群組 8" draw:id="id6">
        <svg:title/>
        <svg:desc/>
        <draw:frame draw:id="id9" draw:layer="Master1-bg" draw:style-name="a18" draw:name="圖片 9" svg:x="0in" svg:y="-0.19444in" svg:width="35.43056in" svg:height="8.05556in" style:rel-width="scale" style:rel-height="scale">
          <draw:image xlink:href="media/image1.png" xlink:type="simple" xlink:show="embed" xlink:actuate="onLoad"/>
          <svg:title/>
          <svg:desc/>
        </draw:frame>
        <draw:frame draw:id="id10" draw:layer="Master1-bg" draw:style-name="a19" draw:name="圖片 5" svg:x="4.19444in" svg:y="0.85461in" svg:width="1.16188in" svg:height="1.81708in" style:rel-width="scale" style:rel-height="scale">
          <draw:image xlink:href="media/image2.png" xlink:type="simple" xlink:show="embed" xlink:actuate="onLoad"/>
          <svg:title/>
          <svg:desc/>
        </draw:frame>
      </draw:g>
      <draw:frame draw:id="id7" presentation:style-name="a14" draw:name="Google Shape;30;p8" svg:x="1.77188in" svg:y="1.89059in" svg:width="31.89375in" svg:height="7.86835in" presentation:class="title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8" presentation:style-name="a17" draw:name="Google Shape;31;p8" svg:x="32.34914in" svg:y="44.31208in" svg:width="1.31648in" svg:height="1.40283in" presentation:class="page-number" presentation:placeholder="false">
        <draw:text-box>
          <text:p text:style-name="a16" text:class-names="" text:cond-style-name=""><text:span text:style-name="a15" text:class-names=""><text:page-number style:num-format="1" text:fixed="false"/></text:span></text:p>
        </draw:text-box>
        <svg:title/>
        <svg:desc/>
      </draw:frame>
      <presentation:notes style:page-layout-name="pageLayout2" draw:style-name="a24">
        <draw:page-thumbnail svg:x="1.25in" svg:y="0.75in" svg:width="5in" svg:height="3.75in" presentation:class="page" draw:id="id4" presentation:style-name="a20" draw:name="Google Shape;3;n">
          <svg:title/>
          <svg:desc/>
        </draw:page-thumbnail>
        <draw:frame draw:id="id5" presentation:style-name="a23" draw:name="Google Shape;4;n" svg:x="1in" svg:y="4.75in" svg:width="5.5in" svg:height="4.5in" presentation:class="notes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</presentation:notes>
    </style:master-page>
    <style:master-page style:name="Master1-Layout2-cust-自訂版面配置" style:page-layout-name="pageLayout1" draw:style-name="a25">
      <draw:g draw:name="群組 8" draw:id="id11">
        <svg:title/>
        <svg:desc/>
        <draw:frame draw:id="id14" draw:layer="Master1-bg" draw:style-name="a32" draw:name="圖片 9" svg:x="0in" svg:y="-0.19444in" svg:width="35.43056in" svg:height="8.05556in" style:rel-width="scale" style:rel-height="scale">
          <draw:image xlink:href="media/image1.png" xlink:type="simple" xlink:show="embed" xlink:actuate="onLoad"/>
          <svg:title/>
          <svg:desc/>
        </draw:frame>
        <draw:frame draw:id="id15" draw:layer="Master1-bg" draw:style-name="a33" draw:name="圖片 5" svg:x="4.19444in" svg:y="0.85461in" svg:width="1.16188in" svg:height="1.81708in" style:rel-width="scale" style:rel-height="scale">
          <draw:image xlink:href="media/image2.png" xlink:type="simple" xlink:show="embed" xlink:actuate="onLoad"/>
          <svg:title/>
          <svg:desc/>
        </draw:frame>
      </draw:g>
      <draw:frame draw:id="id12" presentation:style-name="a28" draw:name="標題 1" svg:x="2.43576in" svg:y="2.51389in" svg:width="30.55903in" svg:height="9.125in" presentation:class="title" presentation:placeholder="false">
        <draw:text-box>
          <text:p text:style-name="a27" text:class-names="" text:cond-style-name=""><text:span text:style-name="a26" text:class-names="">按一下以編輯母片標題樣式</text:span></text:p>
        </draw:text-box>
        <svg:title/>
        <svg:desc/>
      </draw:frame>
      <draw:frame draw:id="id13" presentation:style-name="a31" draw:name="投影片編號版面配置區 2" svg:x="32.34914in" svg:y="44.31208in" svg:width="1.31648in" svg:height="1.4028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38">
        <draw:page-thumbnail svg:x="1.25in" svg:y="0.75in" svg:width="5in" svg:height="3.75in" presentation:class="page" draw:id="id4" presentation:style-name="a34" draw:name="Google Shape;3;n">
          <svg:title/>
          <svg:desc/>
        </draw:page-thumbnail>
        <draw:frame draw:id="id5" presentation:style-name="a37" draw:name="Google Shape;4;n" svg:x="1in" svg:y="4.75in" svg:width="5.5in" svg:height="4.5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</presentation:notes>
    </style:master-page>
    <style:master-page style:name="Master2-1_Office-佈景主題" style:page-layout-name="pageLayout1" draw:style-name="a39">
      <draw:frame draw:id="id16" presentation:style-name="a42" draw:name="Google Shape;6;p2" svg:x="1.77188in" svg:y="1.89059in" svg:width="31.89375in" svg:height="7.86835in" presentation:class="titl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17" presentation:style-name="a59" draw:name="Google Shape;7;p2" svg:x="1.77188in" svg:y="11.01569in" svg:width="31.89375in" svg:height="31.15646in" presentation:class="outline" presentation:placeholder="false">
        <draw:text-box>
          <text:list text:style-name="a45">
            <text:list-item>
              <text:p text:style-name="a44" text:class-names="" text:cond-style-name=""><text:span text:style-name="a43" text:class-names="">按一下以編輯母片文字樣式</text:span></text:p>
            </text:list-item>
          </text:list>
          <text:list text:style-name="a48">
            <text:list-item>
              <text:list text:style-name="a48">
                <text:list-item>
                  <text:p text:style-name="a47" text:class-names="" text:cond-style-name=""><text:span text:style-name="a46" text:class-names="">第二層</text:span></text:p>
                </text:list-item>
              </text:list>
            </text:list-item>
          </text:list>
          <text:list text:style-name="a51">
            <text:list-item>
              <text:list text:style-name="a51">
                <text:list-item>
                  <text:list text:style-name="a51">
                    <text:list-item>
                      <text:p text:style-name="a50" text:class-names="" text:cond-style-name=""><text:span text:style-name="a49" text:class-names="">第三層</text:span></text:p>
                    </text:list-item>
                  </text:list>
                </text:list-item>
              </text:list>
            </text:list-item>
          </text:list>
          <text:list text:style-name="a54">
            <text:list-item>
              <text:list text:style-name="a54">
                <text:list-item>
                  <text:list text:style-name="a54">
                    <text:list-item>
                      <text:list text:style-name="a54">
                        <text:list-item>
                          <text:p text:style-name="a53" text:class-names="" text:cond-style-name=""><text:span text:style-name="a5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list text:style-name="a58">
                            <text:list-item>
                              <text:p text:style-name="a57" text:class-names="" text:cond-style-name=""><text:span text:style-name="a55" text:class-names="">第五層</text:span><text:span text:style-name="a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62" draw:name="Google Shape;8;p2" svg:x="32.34914in" svg:y="44.31208in" svg:width="1.31648in" svg:height="1.40283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5in" svg:y="0.75in" svg:width="5in" svg:height="3.75in" presentation:class="page" draw:id="id4" presentation:style-name="a63" draw:name="Google Shape;3;n">
          <svg:title/>
          <svg:desc/>
        </draw:page-thumbnail>
        <draw:frame draw:id="id5" presentation:style-name="a66" draw:name="Google Shape;4;n" svg:x="1in" svg:y="4.75in" svg:width="5.5in" svg:height="4.5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</presentation:notes>
    </style:master-page>
    <style:master-page style:name="Master2-Layout1-title-標題投影片" style:page-layout-name="pageLayout1" draw:style-name="a68">
      <draw:frame draw:id="id19" presentation:style-name="a71" draw:name="Google Shape;14;p4" svg:x="2.65781in" svg:y="14.66572in" svg:width="30.12188in" svg:height="10.11957in" presentation:class="titl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0" presentation:style-name="a75" draw:name="Google Shape;15;p4" svg:x="5.31562in" svg:y="26.75237in" svg:width="24.80625in" svg:height="12.0648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/></text:p>
            </text:list-item>
          </text:list>
        </draw:text-box>
        <svg:title/>
        <svg:desc/>
      </draw:frame>
      <draw:frame draw:id="id21" presentation:style-name="a78" draw:name="Google Shape;16;p4" svg:x="32.34914in" svg:y="44.31208in" svg:width="1.31648in" svg:height="1.40283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5in" svg:y="0.75in" svg:width="5in" svg:height="3.75in" presentation:class="page" draw:id="id4" presentation:style-name="a79" draw:name="Google Shape;3;n">
          <svg:title/>
          <svg:desc/>
        </draw:page-thumbnail>
        <draw:frame draw:id="id5" presentation:style-name="a82" draw:name="Google Shape;4;n" svg:x="1in" svg:y="4.75in" svg:width="5.5in" svg:height="4.5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</presentation:notes>
    </style:master-page>
    <style:master-page style:name="Master2-Layout2-tx-章節標題" style:page-layout-name="pageLayout1" draw:style-name="a84">
      <draw:frame draw:id="id22" presentation:style-name="a87" draw:name="Google Shape;18;p5" svg:x="2.79932in" svg:y="30.33685in" svg:width="30.12188in" svg:height="9.37645in" presentation:class="title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3" presentation:style-name="a91" draw:name="Google Shape;19;p5" svg:x="2.79932in" svg:y="20.00964in" svg:width="30.12188in" svg:height="10.327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/></text:p>
            </text:list-item>
          </text:list>
        </draw:text-box>
        <svg:title/>
        <svg:desc/>
      </draw:frame>
      <draw:frame draw:id="id24" presentation:style-name="a94" draw:name="Google Shape;20;p5" svg:x="32.34914in" svg:y="44.31208in" svg:width="1.31648in" svg:height="1.40283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99">
        <draw:page-thumbnail svg:x="1.25in" svg:y="0.75in" svg:width="5in" svg:height="3.75in" presentation:class="page" draw:id="id4" presentation:style-name="a95" draw:name="Google Shape;3;n">
          <svg:title/>
          <svg:desc/>
        </draw:page-thumbnail>
        <draw:frame draw:id="id5" presentation:style-name="a98" draw:name="Google Shape;4;n" svg:x="1in" svg:y="4.75in" svg:width="5.5in" svg:height="4.5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</presentation:notes>
    </style:master-page>
    <style:master-page style:name="Master2-Layout3-cust-兩項物件" style:page-layout-name="pageLayout1" draw:style-name="a100">
      <draw:frame draw:id="id25" presentation:style-name="a103" draw:name="Google Shape;22;p6" svg:x="1.77188in" svg:y="1.89059in" svg:width="31.89375in" svg:height="7.86835in" presentation:class="titl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6" presentation:style-name="a106" draw:name="Google Shape;23;p6" svg:x="32.34914in" svg:y="44.31208in" svg:width="1.31648in" svg:height="1.40283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5in" svg:y="0.75in" svg:width="5in" svg:height="3.75in" presentation:class="page" draw:id="id4" presentation:style-name="a107" draw:name="Google Shape;3;n">
          <svg:title/>
          <svg:desc/>
        </draw:page-thumbnail>
        <draw:frame draw:id="id5" presentation:style-name="a110" draw:name="Google Shape;4;n" svg:x="1in" svg:y="4.75in" svg:width="5.5in" svg:height="4.5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</presentation:notes>
    </style:master-page>
    <style:master-page style:name="Master2-Layout4-cust-比對" style:page-layout-name="pageLayout1" draw:style-name="a112">
      <draw:frame draw:id="id27" presentation:style-name="a115" draw:name="Google Shape;25;p7" svg:x="1.77188in" svg:y="1.89059in" svg:width="31.89375in" svg:height="7.86835in" presentation:class="titl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8" presentation:style-name="a119" draw:name="Google Shape;26;p7" svg:x="1.77188in" svg:y="10.56763in" svg:width="15.65772in" svg:height="4.40409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/></text:p>
            </text:list-item>
          </text:list>
        </draw:text-box>
        <svg:title/>
        <svg:desc/>
      </draw:frame>
      <draw:frame draw:id="id29" presentation:style-name="a123" draw:name="Google Shape;27;p7" svg:x="18.00176in" svg:y="10.56763in" svg:width="15.66387in" svg:height="4.4040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/></text:p>
            </text:list-item>
          </text:list>
        </draw:text-box>
        <svg:title/>
        <svg:desc/>
      </draw:frame>
      <draw:frame draw:id="id30" presentation:style-name="a126" draw:name="Google Shape;28;p7" svg:x="32.34914in" svg:y="44.31208in" svg:width="1.31648in" svg:height="1.40283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1.25in" svg:y="0.75in" svg:width="5in" svg:height="3.75in" presentation:class="page" draw:id="id4" presentation:style-name="a127" draw:name="Google Shape;3;n">
          <svg:title/>
          <svg:desc/>
        </draw:page-thumbnail>
        <draw:frame draw:id="id5" presentation:style-name="a130" draw:name="Google Shape;4;n" svg:x="1in" svg:y="4.75in" svg:width="5.5in" svg:height="4.5in" presentation:class="notes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</presentation:notes>
    </style:master-page>
    <style:master-page style:name="Master2-Layout5-cust-只有標題" style:page-layout-name="pageLayout1" draw:style-name="a132">
      <draw:frame draw:id="id31" presentation:style-name="a135" draw:name="Google Shape;30;p8" svg:x="1.77188in" svg:y="1.89059in" svg:width="31.89375in" svg:height="7.86835in" presentation:class="titl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32" presentation:style-name="a138" draw:name="Google Shape;31;p8" svg:x="32.34914in" svg:y="44.31208in" svg:width="1.31648in" svg:height="1.40283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43">
        <draw:page-thumbnail svg:x="1.25in" svg:y="0.75in" svg:width="5in" svg:height="3.75in" presentation:class="page" draw:id="id4" presentation:style-name="a139" draw:name="Google Shape;3;n">
          <svg:title/>
          <svg:desc/>
        </draw:page-thumbnail>
        <draw:frame draw:id="id5" presentation:style-name="a142" draw:name="Google Shape;4;n" svg:x="1in" svg:y="4.75in" svg:width="5.5in" svg:height="4.5in" presentation:class="notes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</presentation:notes>
    </style:master-page>
    <style:master-page style:name="Master2-Layout6-cust-空白" style:page-layout-name="pageLayout1" draw:style-name="a144">
      <draw:frame draw:id="id33" presentation:style-name="a147" draw:name="Google Shape;33;p9" svg:x="32.34914in" svg:y="44.31208in" svg:width="1.31648in" svg:height="1.40283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52">
        <draw:page-thumbnail svg:x="1.25in" svg:y="0.75in" svg:width="5in" svg:height="3.75in" presentation:class="page" draw:id="id4" presentation:style-name="a148" draw:name="Google Shape;3;n">
          <svg:title/>
          <svg:desc/>
        </draw:page-thumbnail>
        <draw:frame draw:id="id5" presentation:style-name="a151" draw:name="Google Shape;4;n" svg:x="1in" svg:y="4.75in" svg:width="5.5in" svg:height="4.5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</presentation:notes>
    </style:master-page>
    <style:master-page style:name="Master2-Layout7-cust-含標題的內容" style:page-layout-name="pageLayout1" draw:style-name="a153">
      <draw:frame draw:id="id34" presentation:style-name="a156" draw:name="Google Shape;35;p10" svg:x="1.77188in" svg:y="1.87966in" svg:width="11.65869in" svg:height="7.99948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5" presentation:style-name="a160" draw:name="Google Shape;36;p10" svg:x="13.85508in" svg:y="1.87966in" svg:width="19.81055in" svg:height="40.29249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6" presentation:style-name="a164" draw:name="Google Shape;37;p10" svg:x="1.77188in" svg:y="9.87915in" svg:width="11.65869in" svg:height="32.293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7" presentation:style-name="a167" draw:name="Google Shape;38;p10" svg:x="32.34914in" svg:y="44.31208in" svg:width="1.31648in" svg:height="1.40283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page-thumbnail svg:x="1.25in" svg:y="0.75in" svg:width="5in" svg:height="3.75in" presentation:class="page" draw:id="id4" presentation:style-name="a168" draw:name="Google Shape;3;n">
          <svg:title/>
          <svg:desc/>
        </draw:page-thumbnail>
        <draw:frame draw:id="id5" presentation:style-name="a171" draw:name="Google Shape;4;n" svg:x="1in" svg:y="4.75in" svg:width="5.5in" svg:height="4.5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</presentation:notes>
    </style:master-page>
    <style:master-page style:name="Master2-Layout8-cust-含標題的圖片" style:page-layout-name="pageLayout1" draw:style-name="a173">
      <draw:frame draw:id="id38" presentation:style-name="a176" draw:name="Google Shape;40;p11" svg:x="6.946in" svg:y="33.04705in" svg:width="21.2625in" svg:height="3.90139in" presentation:class="titl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39" presentation:style-name="a180" draw:name="Google Shape;42;p11" svg:x="6.946in" svg:y="36.94844in" svg:width="21.2625in" svg:height="5.5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/></text:p>
            </text:list-item>
          </text:list>
        </draw:text-box>
        <svg:title/>
        <svg:desc/>
      </draw:frame>
      <draw:frame draw:id="id40" presentation:style-name="a183" draw:name="Google Shape;43;p11" svg:x="32.34914in" svg:y="44.31208in" svg:width="1.31648in" svg:height="1.40283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5in" svg:y="0.75in" svg:width="5in" svg:height="3.75in" presentation:class="page" draw:id="id4" presentation:style-name="a184" draw:name="Google Shape;3;n">
          <svg:title/>
          <svg:desc/>
        </draw:page-thumbnail>
        <draw:frame draw:id="id5" presentation:style-name="a187" draw:name="Google Shape;4;n" svg:x="1in" svg:y="4.75in" svg:width="5.5in" svg:height="4.5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2-Layout9-cust-標題及直排文字" style:page-layout-name="pageLayout1" draw:style-name="a189">
      <draw:frame draw:id="id41" presentation:style-name="a192" draw:name="Google Shape;45;p12" svg:x="1.77188in" svg:y="1.89059in" svg:width="31.89375in" svg:height="7.86835in" presentation:class="title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42" presentation:style-name="a196" draw:name="Google Shape;46;p12" svg:x="1.77188in" svg:y="11.01569in" svg:width="31.89375in" svg:height="31.15646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/></text:p>
            </text:list-item>
          </text:list>
        </draw:text-box>
        <svg:title/>
        <svg:desc/>
      </draw:frame>
      <draw:frame draw:id="id43" presentation:style-name="a199" draw:name="Google Shape;47;p12" svg:x="32.34914in" svg:y="44.31208in" svg:width="1.31648in" svg:height="1.40283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presentation:notes style:page-layout-name="pageLayout2" draw:style-name="a204">
        <draw:page-thumbnail svg:x="1.25in" svg:y="0.75in" svg:width="5in" svg:height="3.75in" presentation:class="page" draw:id="id4" presentation:style-name="a200" draw:name="Google Shape;3;n">
          <svg:title/>
          <svg:desc/>
        </draw:page-thumbnail>
        <draw:frame draw:id="id5" presentation:style-name="a203" draw:name="Google Shape;4;n" svg:x="1in" svg:y="4.75in" svg:width="5.5in" svg:height="4.5in" presentation:class="notes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</presentation:notes>
    </style:master-page>
    <style:master-page style:name="Master2-Layout10-cust-直排標題及文字" style:page-layout-name="pageLayout1" draw:style-name="a205">
      <draw:frame draw:id="id44" presentation:style-name="a208" draw:name="Google Shape;49;p13" svg:x="32.34914in" svg:y="44.31208in" svg:width="1.31648in" svg:height="1.40283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13">
        <draw:page-thumbnail svg:x="1.25in" svg:y="0.75in" svg:width="5in" svg:height="3.75in" presentation:class="page" draw:id="id4" presentation:style-name="a209" draw:name="Google Shape;3;n">
          <svg:title/>
          <svg:desc/>
        </draw:page-thumbnail>
        <draw:frame draw:id="id5" presentation:style-name="a212" draw:name="Google Shape;4;n" svg:x="1in" svg:y="4.75in" svg:width="5.5in" svg:height="4.5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</presentation:notes>
    </style:master-page>
    <style:master-page style:name="Master3-2_Office-佈景主題" style:page-layout-name="pageLayout1" draw:style-name="a214">
      <draw:frame draw:id="id45" presentation:style-name="a217" draw:name="Google Shape;6;p2" svg:x="1.77188in" svg:y="1.89059in" svg:width="31.89375in" svg:height="7.86835in" presentation:class="title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6" presentation:style-name="a234" draw:name="Google Shape;7;p2" svg:x="1.77188in" svg:y="11.01569in" svg:width="31.89375in" svg:height="31.1564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按一下以編輯母片文字樣式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第二層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第三層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第五層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37" draw:name="Google Shape;8;p2" svg:x="32.34914in" svg:y="44.31208in" svg:width="1.31648in" svg:height="1.40283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page-thumbnail svg:x="1.25in" svg:y="0.75in" svg:width="5in" svg:height="3.75in" presentation:class="page" draw:id="id4" presentation:style-name="a238" draw:name="Google Shape;3;n">
          <svg:title/>
          <svg:desc/>
        </draw:page-thumbnail>
        <draw:frame draw:id="id5" presentation:style-name="a241" draw:name="Google Shape;4;n" svg:x="1in" svg:y="4.75in" svg:width="5.5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</presentation:notes>
    </style:master-page>
    <style:master-page style:name="Master3-Layout1-title-標題投影片" style:page-layout-name="pageLayout1" draw:style-name="a243">
      <draw:frame draw:id="id48" presentation:style-name="a246" draw:name="Google Shape;14;p4" svg:x="2.65781in" svg:y="14.66572in" svg:width="30.12188in" svg:height="10.11957in" presentation:class="title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9" presentation:style-name="a250" draw:name="Google Shape;15;p4" svg:x="5.31562in" svg:y="26.75237in" svg:width="24.80625in" svg:height="12.0648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/></text:p>
            </text:list-item>
          </text:list>
        </draw:text-box>
        <svg:title/>
        <svg:desc/>
      </draw:frame>
      <draw:frame draw:id="id50" presentation:style-name="a253" draw:name="Google Shape;16;p4" svg:x="32.34914in" svg:y="44.31208in" svg:width="1.31648in" svg:height="1.40283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presentation:notes style:page-layout-name="pageLayout2" draw:style-name="a258">
        <draw:page-thumbnail svg:x="1.25in" svg:y="0.75in" svg:width="5in" svg:height="3.75in" presentation:class="page" draw:id="id4" presentation:style-name="a254" draw:name="Google Shape;3;n">
          <svg:title/>
          <svg:desc/>
        </draw:page-thumbnail>
        <draw:frame draw:id="id5" presentation:style-name="a257" draw:name="Google Shape;4;n" svg:x="1in" svg:y="4.75in" svg:width="5.5in" svg:height="4.5in" presentation:class="notes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</presentation:notes>
    </style:master-page>
    <style:master-page style:name="Master3-Layout2-tx-章節標題" style:page-layout-name="pageLayout1" draw:style-name="a259">
      <draw:frame draw:id="id51" presentation:style-name="a262" draw:name="Google Shape;18;p5" svg:x="2.79932in" svg:y="30.33685in" svg:width="30.12188in" svg:height="9.37645in" presentation:class="titl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2" presentation:style-name="a266" draw:name="Google Shape;19;p5" svg:x="2.79932in" svg:y="20.00964in" svg:width="30.12188in" svg:height="10.3272in" presentation:class="outline" presentation:placeholder="false">
        <draw:text-box>
          <text:list text:style-name="a265">
            <text:list-item>
              <text:p text:style-name="a264" text:class-names="" text:cond-style-name=""><text:span text:style-name="a263" text:class-names=""/></text:p>
            </text:list-item>
          </text:list>
        </draw:text-box>
        <svg:title/>
        <svg:desc/>
      </draw:frame>
      <draw:frame draw:id="id53" presentation:style-name="a269" draw:name="Google Shape;20;p5" svg:x="32.34914in" svg:y="44.31208in" svg:width="1.31648in" svg:height="1.40283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74">
        <draw:page-thumbnail svg:x="1.25in" svg:y="0.75in" svg:width="5in" svg:height="3.75in" presentation:class="page" draw:id="id4" presentation:style-name="a270" draw:name="Google Shape;3;n">
          <svg:title/>
          <svg:desc/>
        </draw:page-thumbnail>
        <draw:frame draw:id="id5" presentation:style-name="a273" draw:name="Google Shape;4;n" svg:x="1in" svg:y="4.75in" svg:width="5.5in" svg:height="4.5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</presentation:notes>
    </style:master-page>
    <style:master-page style:name="Master3-Layout3-cust-兩項物件" style:page-layout-name="pageLayout1" draw:style-name="a275">
      <draw:frame draw:id="id54" presentation:style-name="a278" draw:name="Google Shape;22;p6" svg:x="1.77188in" svg:y="1.89059in" svg:width="31.89375in" svg:height="7.86835in" presentation:class="titl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5" presentation:style-name="a281" draw:name="Google Shape;23;p6" svg:x="32.34914in" svg:y="44.31208in" svg:width="1.31648in" svg:height="1.40283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5in" svg:y="0.75in" svg:width="5in" svg:height="3.75in" presentation:class="page" draw:id="id4" presentation:style-name="a282" draw:name="Google Shape;3;n">
          <svg:title/>
          <svg:desc/>
        </draw:page-thumbnail>
        <draw:frame draw:id="id5" presentation:style-name="a285" draw:name="Google Shape;4;n" svg:x="1in" svg:y="4.75in" svg:width="5.5in" svg:height="4.5in" presentation:class="notes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</presentation:notes>
    </style:master-page>
    <style:master-page style:name="Master3-Layout4-cust-比對" style:page-layout-name="pageLayout1" draw:style-name="a287">
      <draw:frame draw:id="id56" presentation:style-name="a290" draw:name="Google Shape;25;p7" svg:x="1.77188in" svg:y="1.89059in" svg:width="31.89375in" svg:height="7.86835in" presentation:class="titl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7" presentation:style-name="a294" draw:name="Google Shape;26;p7" svg:x="1.77188in" svg:y="10.56763in" svg:width="15.65772in" svg:height="4.4040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/></text:p>
            </text:list-item>
          </text:list>
        </draw:text-box>
        <svg:title/>
        <svg:desc/>
      </draw:frame>
      <draw:frame draw:id="id58" presentation:style-name="a298" draw:name="Google Shape;27;p7" svg:x="18.00176in" svg:y="10.56763in" svg:width="15.66387in" svg:height="4.40409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</draw:text-box>
        <svg:title/>
        <svg:desc/>
      </draw:frame>
      <draw:frame draw:id="id59" presentation:style-name="a301" draw:name="Google Shape;28;p7" svg:x="32.34914in" svg:y="44.31208in" svg:width="1.31648in" svg:height="1.40283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  <presentation:notes style:page-layout-name="pageLayout2" draw:style-name="a306">
        <draw:page-thumbnail svg:x="1.25in" svg:y="0.75in" svg:width="5in" svg:height="3.75in" presentation:class="page" draw:id="id4" presentation:style-name="a302" draw:name="Google Shape;3;n">
          <svg:title/>
          <svg:desc/>
        </draw:page-thumbnail>
        <draw:frame draw:id="id5" presentation:style-name="a305" draw:name="Google Shape;4;n" svg:x="1in" svg:y="4.75in" svg:width="5.5in" svg:height="4.5in" presentation:class="notes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</presentation:notes>
    </style:master-page>
    <style:master-page style:name="Master3-Layout5-cust-只有標題" style:page-layout-name="pageLayout1" draw:style-name="a307">
      <draw:frame draw:id="id60" presentation:style-name="a310" draw:name="Google Shape;30;p8" svg:x="1.77188in" svg:y="1.89059in" svg:width="31.89375in" svg:height="7.86835in" presentation:class="titl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1" presentation:style-name="a313" draw:name="Google Shape;31;p8" svg:x="32.34914in" svg:y="44.31208in" svg:width="1.31648in" svg:height="1.40283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page-thumbnail svg:x="1.25in" svg:y="0.75in" svg:width="5in" svg:height="3.75in" presentation:class="page" draw:id="id4" presentation:style-name="a314" draw:name="Google Shape;3;n">
          <svg:title/>
          <svg:desc/>
        </draw:page-thumbnail>
        <draw:frame draw:id="id5" presentation:style-name="a317" draw:name="Google Shape;4;n" svg:x="1in" svg:y="4.75in" svg:width="5.5in" svg:height="4.5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</presentation:notes>
    </style:master-page>
    <style:master-page style:name="Master3-Layout6-cust-空白" style:page-layout-name="pageLayout1" draw:style-name="a319">
      <draw:frame draw:id="id62" presentation:style-name="a322" draw:name="Google Shape;33;p9" svg:x="32.34914in" svg:y="44.31208in" svg:width="1.31648in" svg:height="1.40283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5in" svg:y="0.75in" svg:width="5in" svg:height="3.75in" presentation:class="page" draw:id="id4" presentation:style-name="a323" draw:name="Google Shape;3;n">
          <svg:title/>
          <svg:desc/>
        </draw:page-thumbnail>
        <draw:frame draw:id="id5" presentation:style-name="a326" draw:name="Google Shape;4;n" svg:x="1in" svg:y="4.75in" svg:width="5.5in" svg:height="4.5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</presentation:notes>
    </style:master-page>
    <style:master-page style:name="Master3-Layout7-cust-含標題的內容" style:page-layout-name="pageLayout1" draw:style-name="a328">
      <draw:frame draw:id="id63" presentation:style-name="a331" draw:name="Google Shape;35;p10" svg:x="1.77188in" svg:y="1.87966in" svg:width="11.65869in" svg:height="7.99948in" presentation:class="titl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4" presentation:style-name="a335" draw:name="Google Shape;36;p10" svg:x="13.85508in" svg:y="1.87966in" svg:width="19.81055in" svg:height="40.29249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/></text:p>
            </text:list-item>
          </text:list>
        </draw:text-box>
        <svg:title/>
        <svg:desc/>
      </draw:frame>
      <draw:frame draw:id="id65" presentation:style-name="a339" draw:name="Google Shape;37;p10" svg:x="1.77188in" svg:y="9.87915in" svg:width="11.65869in" svg:height="32.293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/></text:p>
            </text:list-item>
          </text:list>
        </draw:text-box>
        <svg:title/>
        <svg:desc/>
      </draw:frame>
      <draw:frame draw:id="id66" presentation:style-name="a342" draw:name="Google Shape;38;p10" svg:x="32.34914in" svg:y="44.31208in" svg:width="1.31648in" svg:height="1.40283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47">
        <draw:page-thumbnail svg:x="1.25in" svg:y="0.75in" svg:width="5in" svg:height="3.75in" presentation:class="page" draw:id="id4" presentation:style-name="a343" draw:name="Google Shape;3;n">
          <svg:title/>
          <svg:desc/>
        </draw:page-thumbnail>
        <draw:frame draw:id="id5" presentation:style-name="a346" draw:name="Google Shape;4;n" svg:x="1in" svg:y="4.75in" svg:width="5.5in" svg:height="4.5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</presentation:notes>
    </style:master-page>
    <style:master-page style:name="Master3-Layout8-cust-含標題的圖片" style:page-layout-name="pageLayout1" draw:style-name="a348">
      <draw:frame draw:id="id67" presentation:style-name="a351" draw:name="Google Shape;40;p11" svg:x="6.946in" svg:y="33.04705in" svg:width="21.2625in" svg:height="3.90139in" presentation:class="titl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68" presentation:style-name="a355" draw:name="Google Shape;42;p11" svg:x="6.946in" svg:y="36.94844in" svg:width="21.2625in" svg:height="5.54062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/></text:p>
            </text:list-item>
          </text:list>
        </draw:text-box>
        <svg:title/>
        <svg:desc/>
      </draw:frame>
      <draw:frame draw:id="id69" presentation:style-name="a358" draw:name="Google Shape;43;p11" svg:x="32.34914in" svg:y="44.31208in" svg:width="1.31648in" svg:height="1.40283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5in" svg:y="0.75in" svg:width="5in" svg:height="3.75in" presentation:class="page" draw:id="id4" presentation:style-name="a359" draw:name="Google Shape;3;n">
          <svg:title/>
          <svg:desc/>
        </draw:page-thumbnail>
        <draw:frame draw:id="id5" presentation:style-name="a362" draw:name="Google Shape;4;n" svg:x="1in" svg:y="4.75in" svg:width="5.5in" svg:height="4.5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</presentation:notes>
    </style:master-page>
    <style:master-page style:name="Master3-Layout9-cust-標題及直排文字" style:page-layout-name="pageLayout1" draw:style-name="a364">
      <draw:frame draw:id="id70" presentation:style-name="a367" draw:name="Google Shape;45;p12" svg:x="1.77188in" svg:y="1.89059in" svg:width="31.89375in" svg:height="7.86835in" presentation:class="title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1" presentation:style-name="a371" draw:name="Google Shape;46;p12" svg:x="1.77188in" svg:y="11.01569in" svg:width="31.89375in" svg:height="31.15646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/></text:p>
            </text:list-item>
          </text:list>
        </draw:text-box>
        <svg:title/>
        <svg:desc/>
      </draw:frame>
      <draw:frame draw:id="id72" presentation:style-name="a374" draw:name="Google Shape;47;p12" svg:x="32.34914in" svg:y="44.31208in" svg:width="1.31648in" svg:height="1.40283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25in" svg:y="0.75in" svg:width="5in" svg:height="3.75in" presentation:class="page" draw:id="id4" presentation:style-name="a375" draw:name="Google Shape;3;n">
          <svg:title/>
          <svg:desc/>
        </draw:page-thumbnail>
        <draw:frame draw:id="id5" presentation:style-name="a378" draw:name="Google Shape;4;n" svg:x="1in" svg:y="4.75in" svg:width="5.5in" svg:height="4.5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</presentation:notes>
    </style:master-page>
    <style:master-page style:name="Master3-Layout10-cust-直排標題及文字" style:page-layout-name="pageLayout1" draw:style-name="a380">
      <draw:frame draw:id="id73" presentation:style-name="a383" draw:name="Google Shape;49;p13" svg:x="32.34914in" svg:y="44.31208in" svg:width="1.31648in" svg:height="1.40283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388">
        <draw:page-thumbnail svg:x="1.25in" svg:y="0.75in" svg:width="5in" svg:height="3.75in" presentation:class="page" draw:id="id4" presentation:style-name="a384" draw:name="Google Shape;3;n">
          <svg:title/>
          <svg:desc/>
        </draw:page-thumbnail>
        <draw:frame draw:id="id5" presentation:style-name="a387" draw:name="Google Shape;4;n" svg:x="1in" svg:y="4.75in" svg:width="5.5in" svg:height="4.5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</presentation:notes>
    </style:master-page>
    <style:master-page style:name="Master4-自訂設計" style:page-layout-name="pageLayout1" draw:style-name="a389">
      <draw:frame draw:id="id74" presentation:style-name="a392" draw:name="標題版面配置區 1" svg:x="2.43576in" svg:y="2.51389in" svg:width="30.55903in" svg:height="9.125in" presentation:class="title" presentation:placeholder="false">
        <draw:text-box>
          <text:p text:style-name="a391" text:class-names="" text:cond-style-name=""><text:span text:style-name="a390" text:class-names="">按一下以編輯母片標題樣式</text:span></text:p>
        </draw:text-box>
        <svg:title/>
        <svg:desc/>
      </draw:frame>
      <draw:frame draw:id="id75" presentation:style-name="a408" draw:name="文字版面配置區 2" svg:x="2.43576in" svg:y="12.56771in" svg:width="30.55903in" svg:height="29.9531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按一下以編輯母片文字樣式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第二層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第三層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12" draw:name="日期版面配置區 3" svg:x="2.43576in" svg:y="43.75521in" svg:width="7.97222in" svg:height="2.51389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2025/11/12</text:date></text:span></text:p>
        </draw:text-box>
        <svg:title/>
        <svg:desc/>
      </draw:frame>
      <draw:frame draw:id="id77" presentation:style-name="a415" draw:name="頁尾版面配置區 4" svg:x="11.73611in" svg:y="43.75521in" svg:width="11.95833in" svg:height="2.51389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78" presentation:style-name="a418" draw:name="投影片編號版面配置區 5" svg:x="25.02257in" svg:y="43.75521in" svg:width="7.97222in" svg:height="2.51389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1.25in" svg:y="0.75in" svg:width="5in" svg:height="3.75in" presentation:class="page" draw:id="id4" presentation:style-name="a419" draw:name="Google Shape;3;n">
          <svg:title/>
          <svg:desc/>
        </draw:page-thumbnail>
        <draw:frame draw:id="id5" presentation:style-name="a422" draw:name="Google Shape;4;n" svg:x="1in" svg:y="4.75in" svg:width="5.5in" svg:height="4.5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</presentation:notes>
    </style:master-page>
    <style:master-page style:name="Master4-Layout1-title-標題投影片" style:page-layout-name="pageLayout1" draw:style-name="a424">
      <draw:frame draw:id="id79" presentation:style-name="a427" draw:name="標題 1" svg:x="4.42882in" svg:y="7.72569in" svg:width="26.57292in" svg:height="16.43576in" presentation:class="title" presentation:placeholder="false">
        <draw:text-box>
          <text:p text:style-name="a426" text:class-names="" text:cond-style-name=""><text:span text:style-name="a425" text:class-names="">按一下以編輯母片標題樣式</text:span></text:p>
        </draw:text-box>
        <svg:title/>
        <svg:desc/>
      </draw:frame>
      <draw:frame draw:id="id80" presentation:style-name="a430" draw:name="副標題 2" svg:x="4.42882in" svg:y="24.79514in" svg:width="26.57292in" svg:height="11.39757in" presentation:class="subtitle" presentation:placeholder="false">
        <draw:text-box>
          <text:p text:style-name="a429" text:class-names="" text:cond-style-name=""><text:span text:style-name="a428" text:class-names="">按一下以編輯母片子標題樣式</text:span></text:p>
        </draw:text-box>
        <svg:title/>
        <svg:desc/>
      </draw:frame>
      <draw:frame draw:id="id81" presentation:style-name="a434" draw:name="日期版面配置區 3" svg:x="2.43576in" svg:y="43.75521in" svg:width="7.97222in" svg:height="2.51389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2025/11/12</text:date></text:span></text:p>
        </draw:text-box>
        <svg:title/>
        <svg:desc/>
      </draw:frame>
      <draw:frame draw:id="id82" presentation:style-name="a437" draw:name="頁尾版面配置區 4" svg:x="11.73611in" svg:y="43.75521in" svg:width="11.95833in" svg:height="2.51389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3" presentation:style-name="a440" draw:name="投影片編號版面配置區 5" svg:x="25.02257in" svg:y="43.75521in" svg:width="7.97222in" svg:height="2.51389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45">
        <draw:page-thumbnail svg:x="1.25in" svg:y="0.75in" svg:width="5in" svg:height="3.75in" presentation:class="page" draw:id="id4" presentation:style-name="a441" draw:name="Google Shape;3;n">
          <svg:title/>
          <svg:desc/>
        </draw:page-thumbnail>
        <draw:frame draw:id="id5" presentation:style-name="a444" draw:name="Google Shape;4;n" svg:x="1in" svg:y="4.75in" svg:width="5.5in" svg:height="4.5in" presentation:class="notes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</presentation:notes>
    </style:master-page>
    <style:master-page style:name="Master4-Layout2-obj-標題及內容" style:page-layout-name="pageLayout1" draw:style-name="a446">
      <draw:frame draw:id="id84" presentation:style-name="a449" draw:name="標題 1" svg:x="2.43576in" svg:y="2.51389in" svg:width="30.55903in" svg:height="9.125in" presentation:class="title" presentation:placeholder="false">
        <draw:text-box>
          <text:p text:style-name="a448" text:class-names="" text:cond-style-name=""><text:span text:style-name="a447" text:class-names="">按一下以編輯母片標題樣式</text:span></text:p>
        </draw:text-box>
        <svg:title/>
        <svg:desc/>
      </draw:frame>
      <draw:frame draw:id="id85" presentation:style-name="a465" draw:name="內容版面配置區 2" svg:x="2.43576in" svg:y="12.56771in" svg:width="30.55903in" svg:height="29.95312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按一下以編輯母片文字樣式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第二層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第三層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日期版面配置區 3" svg:x="2.43576in" svg:y="43.75521in" svg:width="7.97222in" svg:height="2.51389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2025/11/12</text:date></text:span></text:p>
        </draw:text-box>
        <svg:title/>
        <svg:desc/>
      </draw:frame>
      <draw:frame draw:id="id87" presentation:style-name="a472" draw:name="頁尾版面配置區 4" svg:x="11.73611in" svg:y="43.75521in" svg:width="11.95833in" svg:height="2.51389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88" presentation:style-name="a475" draw:name="投影片編號版面配置區 5" svg:x="25.02257in" svg:y="43.75521in" svg:width="7.97222in" svg:height="2.51389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80">
        <draw:page-thumbnail svg:x="1.25in" svg:y="0.75in" svg:width="5in" svg:height="3.75in" presentation:class="page" draw:id="id4" presentation:style-name="a476" draw:name="Google Shape;3;n">
          <svg:title/>
          <svg:desc/>
        </draw:page-thumbnail>
        <draw:frame draw:id="id5" presentation:style-name="a479" draw:name="Google Shape;4;n" svg:x="1in" svg:y="4.75in" svg:width="5.5in" svg:height="4.5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</presentation:notes>
    </style:master-page>
    <style:master-page style:name="Master4-Layout3-secHead-章節標題" style:page-layout-name="pageLayout1" draw:style-name="a481">
      <draw:frame draw:id="id89" presentation:style-name="a484" draw:name="標題 1" svg:x="2.41667in" svg:y="11.7691in" svg:width="30.55903in" svg:height="19.63715in" presentation:class="title" presentation:placeholder="false">
        <draw:text-box>
          <text:p text:style-name="a483" text:class-names="" text:cond-style-name=""><text:span text:style-name="a482" text:class-names="">按一下以編輯母片標題樣式</text:span></text:p>
        </draw:text-box>
        <svg:title/>
        <svg:desc/>
      </draw:frame>
      <draw:frame draw:id="id90" presentation:style-name="a488" draw:name="文字版面配置區 2" svg:x="2.41667in" svg:y="31.59201in" svg:width="30.55903in" svg:height="10.32639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按一下以編輯母片文字樣式</text:span></text:p>
            </text:list-item>
          </text:list>
        </draw:text-box>
        <svg:title/>
        <svg:desc/>
      </draw:frame>
      <draw:frame draw:id="id91" presentation:style-name="a492" draw:name="日期版面配置區 3" svg:x="2.43576in" svg:y="43.75521in" svg:width="7.97222in" svg:height="2.51389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2025/11/12</text:date></text:span></text:p>
        </draw:text-box>
        <svg:title/>
        <svg:desc/>
      </draw:frame>
      <draw:frame draw:id="id92" presentation:style-name="a495" draw:name="頁尾版面配置區 4" svg:x="11.73611in" svg:y="43.75521in" svg:width="11.95833in" svg:height="2.51389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93" presentation:style-name="a498" draw:name="投影片編號版面配置區 5" svg:x="25.02257in" svg:y="43.75521in" svg:width="7.97222in" svg:height="2.51389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5in" svg:y="0.75in" svg:width="5in" svg:height="3.75in" presentation:class="page" draw:id="id4" presentation:style-name="a499" draw:name="Google Shape;3;n">
          <svg:title/>
          <svg:desc/>
        </draw:page-thumbnail>
        <draw:frame draw:id="id5" presentation:style-name="a502" draw:name="Google Shape;4;n" svg:x="1in" svg:y="4.75in" svg:width="5.5in" svg:height="4.5in" presentation:class="notes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</presentation:notes>
    </style:master-page>
    <style:master-page style:name="Master4-Layout4-twoObj-兩個內容" style:page-layout-name="pageLayout1" draw:style-name="a504">
      <draw:frame draw:id="id94" presentation:style-name="a507" draw:name="標題 1" svg:x="2.43576in" svg:y="2.51389in" svg:width="30.55903in" svg:height="9.125in" presentation:class="title" presentation:placeholder="false">
        <draw:text-box>
          <text:p text:style-name="a506" text:class-names="" text:cond-style-name=""><text:span text:style-name="a505" text:class-names="">按一下以編輯母片標題樣式</text:span></text:p>
        </draw:text-box>
        <svg:title/>
        <svg:desc/>
      </draw:frame>
      <draw:frame draw:id="id95" presentation:style-name="a523" draw:name="內容版面配置區 2" svg:x="2.43576in" svg:y="12.56771in" svg:width="15.19618in" svg:height="29.95312in" presentation:class="object" presentation:placeholder="false">
        <draw:text-box>
          <text:list text:style-name="a510">
            <text:list-item>
              <text:p text:style-name="a509" text:class-names="" text:cond-style-name=""><text:span text:style-name="a508" text:class-names="">按一下以編輯母片文字樣式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第二層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第三層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39" draw:name="內容版面配置區 3" svg:x="17.79861in" svg:y="12.56771in" svg:width="15.19618in" svg:height="29.95312in" presentation:class="object" presentation:placeholder="false">
        <draw:text-box>
          <text:list text:style-name="a526">
            <text:list-item>
              <text:p text:style-name="a525" text:class-names="" text:cond-style-name=""><text:span text:style-name="a524" text:class-names="">按一下以編輯母片文字樣式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第二層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第三層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43" draw:name="日期版面配置區 4" svg:x="2.43576in" svg:y="43.75521in" svg:width="7.97222in" svg:height="2.51389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2025/11/12</text:date></text:span></text:p>
        </draw:text-box>
        <svg:title/>
        <svg:desc/>
      </draw:frame>
      <draw:frame draw:id="id98" presentation:style-name="a546" draw:name="頁尾版面配置區 5" svg:x="11.73611in" svg:y="43.75521in" svg:width="11.95833in" svg:height="2.51389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99" presentation:style-name="a549" draw:name="投影片編號版面配置區 6" svg:x="25.02257in" svg:y="43.75521in" svg:width="7.97222in" svg:height="2.51389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page-thumbnail svg:x="1.25in" svg:y="0.75in" svg:width="5in" svg:height="3.75in" presentation:class="page" draw:id="id4" presentation:style-name="a550" draw:name="Google Shape;3;n">
          <svg:title/>
          <svg:desc/>
        </draw:page-thumbnail>
        <draw:frame draw:id="id5" presentation:style-name="a553" draw:name="Google Shape;4;n" svg:x="1in" svg:y="4.75in" svg:width="5.5in" svg:height="4.5in" presentation:class="notes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</presentation:notes>
    </style:master-page>
    <style:master-page style:name="Master4-Layout5-twoTxTwoObj-比較" style:page-layout-name="pageLayout1" draw:style-name="a555">
      <draw:frame draw:id="id100" presentation:style-name="a558" draw:name="標題 1" svg:x="2.44097in" svg:y="2.51389in" svg:width="30.55903in" svg:height="9.125in" presentation:class="title" presentation:placeholder="false">
        <draw:text-box>
          <text:p text:style-name="a557" text:class-names="" text:cond-style-name=""><text:span text:style-name="a556" text:class-names="">按一下以編輯母片標題樣式</text:span></text:p>
        </draw:text-box>
        <svg:title/>
        <svg:desc/>
      </draw:frame>
      <draw:frame draw:id="id101" presentation:style-name="a562" draw:name="文字版面配置區 2" svg:x="2.44097in" svg:y="11.57292in" svg:width="14.98785in" svg:height="5.67188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按一下以編輯母片文字樣式</text:span></text:p>
            </text:list-item>
          </text:list>
        </draw:text-box>
        <svg:title/>
        <svg:desc/>
      </draw:frame>
      <draw:frame draw:id="id102" presentation:style-name="a578" draw:name="內容版面配置區 3" svg:x="2.44097in" svg:y="17.24479in" svg:width="14.98785in" svg:height="25.36285in" presentation:class="object" presentation:placeholder="false">
        <draw:text-box>
          <text:list text:style-name="a565">
            <text:list-item>
              <text:p text:style-name="a564" text:class-names="" text:cond-style-name=""><text:span text:style-name="a563" text:class-names="">按一下以編輯母片文字樣式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第二層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第三層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82" draw:name="文字版面配置區 4" svg:x="17.9375in" svg:y="11.57292in" svg:width="15.0625in" svg:height="5.6718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按一下以編輯母片文字樣式</text:span></text:p>
            </text:list-item>
          </text:list>
        </draw:text-box>
        <svg:title/>
        <svg:desc/>
      </draw:frame>
      <draw:frame draw:id="id104" presentation:style-name="a598" draw:name="內容版面配置區 5" svg:x="17.9375in" svg:y="17.24479in" svg:width="15.0625in" svg:height="25.36285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按一下以編輯母片文字樣式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第二層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第三層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02" draw:name="日期版面配置區 6" svg:x="2.43576in" svg:y="43.75521in" svg:width="7.97222in" svg:height="2.51389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2025/11/12</text:date></text:span></text:p>
        </draw:text-box>
        <svg:title/>
        <svg:desc/>
      </draw:frame>
      <draw:frame draw:id="id106" presentation:style-name="a605" draw:name="頁尾版面配置區 7" svg:x="11.73611in" svg:y="43.75521in" svg:width="11.95833in" svg:height="2.51389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07" presentation:style-name="a608" draw:name="投影片編號版面配置區 8" svg:x="25.02257in" svg:y="43.75521in" svg:width="7.97222in" svg:height="2.51389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5in" svg:y="0.75in" svg:width="5in" svg:height="3.75in" presentation:class="page" draw:id="id4" presentation:style-name="a609" draw:name="Google Shape;3;n">
          <svg:title/>
          <svg:desc/>
        </draw:page-thumbnail>
        <draw:frame draw:id="id5" presentation:style-name="a612" draw:name="Google Shape;4;n" svg:x="1in" svg:y="4.75in" svg:width="5.5in" svg:height="4.5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</presentation:notes>
    </style:master-page>
    <style:master-page style:name="Master4-Layout6-titleOnly-只有標題" style:page-layout-name="pageLayout1" draw:style-name="a614">
      <draw:frame draw:id="id108" presentation:style-name="a617" draw:name="標題 1" svg:x="2.43576in" svg:y="2.51389in" svg:width="30.55903in" svg:height="9.125in" presentation:class="title" presentation:placeholder="false">
        <draw:text-box>
          <text:p text:style-name="a616" text:class-names="" text:cond-style-name=""><text:span text:style-name="a615" text:class-names="">按一下以編輯母片標題樣式</text:span></text:p>
        </draw:text-box>
        <svg:title/>
        <svg:desc/>
      </draw:frame>
      <draw:frame draw:id="id109" presentation:style-name="a621" draw:name="日期版面配置區 2" svg:x="2.43576in" svg:y="43.75521in" svg:width="7.97222in" svg:height="2.51389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2025/11/12</text:date></text:span></text:p>
        </draw:text-box>
        <svg:title/>
        <svg:desc/>
      </draw:frame>
      <draw:frame draw:id="id110" presentation:style-name="a624" draw:name="頁尾版面配置區 3" svg:x="11.73611in" svg:y="43.75521in" svg:width="11.95833in" svg:height="2.51389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111" presentation:style-name="a627" draw:name="投影片編號版面配置區 4" svg:x="25.02257in" svg:y="43.75521in" svg:width="7.97222in" svg:height="2.51389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32">
        <draw:page-thumbnail svg:x="1.25in" svg:y="0.75in" svg:width="5in" svg:height="3.75in" presentation:class="page" draw:id="id4" presentation:style-name="a628" draw:name="Google Shape;3;n">
          <svg:title/>
          <svg:desc/>
        </draw:page-thumbnail>
        <draw:frame draw:id="id5" presentation:style-name="a631" draw:name="Google Shape;4;n" svg:x="1in" svg:y="4.75in" svg:width="5.5in" svg:height="4.5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</presentation:notes>
    </style:master-page>
    <style:master-page style:name="Master4-Layout7-blank-空白" style:page-layout-name="pageLayout1" draw:style-name="a633">
      <draw:frame draw:id="id112" presentation:style-name="a637" draw:name="日期版面配置區 1" svg:x="2.43576in" svg:y="43.75521in" svg:width="7.97222in" svg:height="2.51389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2025/11/12</text:date></text:span></text:p>
        </draw:text-box>
        <svg:title/>
        <svg:desc/>
      </draw:frame>
      <draw:frame draw:id="id113" presentation:style-name="a640" draw:name="頁尾版面配置區 2" svg:x="11.73611in" svg:y="43.75521in" svg:width="11.95833in" svg:height="2.51389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114" presentation:style-name="a643" draw:name="投影片編號版面配置區 3" svg:x="25.02257in" svg:y="43.75521in" svg:width="7.97222in" svg:height="2.51389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48">
        <draw:page-thumbnail svg:x="1.25in" svg:y="0.75in" svg:width="5in" svg:height="3.75in" presentation:class="page" draw:id="id4" presentation:style-name="a644" draw:name="Google Shape;3;n">
          <svg:title/>
          <svg:desc/>
        </draw:page-thumbnail>
        <draw:frame draw:id="id5" presentation:style-name="a647" draw:name="Google Shape;4;n" svg:x="1in" svg:y="4.75in" svg:width="5.5in" svg:height="4.5in" presentation:class="notes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</presentation:notes>
    </style:master-page>
    <style:master-page style:name="Master4-Layout8-objTx-含輔助字幕的內容" style:page-layout-name="pageLayout1" draw:style-name="a649">
      <draw:frame draw:id="id115" presentation:style-name="a652" draw:name="標題 1" svg:x="2.44097in" svg:y="3.14757in" svg:width="11.42708in" svg:height="11.01562in" presentation:class="title" presentation:placeholder="false">
        <draw:text-box>
          <text:p text:style-name="a651" text:class-names="" text:cond-style-name=""><text:span text:style-name="a650" text:class-names="">按一下以編輯母片標題樣式</text:span></text:p>
        </draw:text-box>
        <svg:title/>
        <svg:desc/>
      </draw:frame>
      <draw:frame draw:id="id116" presentation:style-name="a668" draw:name="內容版面配置區 2" svg:x="15.0625in" svg:y="6.79688in" svg:width="17.9375in" svg:height="33.54861in" presentation:class="object" presentation:placeholder="false">
        <draw:text-box>
          <text:list text:style-name="a655">
            <text:list-item>
              <text:p text:style-name="a654" text:class-names="" text:cond-style-name=""><text:span text:style-name="a653" text:class-names="">按一下以編輯母片文字樣式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第二層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第三層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672" draw:name="文字版面配置區 3" svg:x="2.44097in" svg:y="14.16319in" svg:width="11.42708in" svg:height="26.23785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按一下以編輯母片文字樣式</text:span></text:p>
            </text:list-item>
          </text:list>
        </draw:text-box>
        <svg:title/>
        <svg:desc/>
      </draw:frame>
      <draw:frame draw:id="id118" presentation:style-name="a676" draw:name="日期版面配置區 4" svg:x="2.43576in" svg:y="43.75521in" svg:width="7.97222in" svg:height="2.51389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2025/11/12</text:date></text:span></text:p>
        </draw:text-box>
        <svg:title/>
        <svg:desc/>
      </draw:frame>
      <draw:frame draw:id="id119" presentation:style-name="a679" draw:name="頁尾版面配置區 5" svg:x="11.73611in" svg:y="43.75521in" svg:width="11.95833in" svg:height="2.51389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20" presentation:style-name="a682" draw:name="投影片編號版面配置區 6" svg:x="25.02257in" svg:y="43.75521in" svg:width="7.97222in" svg:height="2.51389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87">
        <draw:page-thumbnail svg:x="1.25in" svg:y="0.75in" svg:width="5in" svg:height="3.75in" presentation:class="page" draw:id="id4" presentation:style-name="a683" draw:name="Google Shape;3;n">
          <svg:title/>
          <svg:desc/>
        </draw:page-thumbnail>
        <draw:frame draw:id="id5" presentation:style-name="a686" draw:name="Google Shape;4;n" svg:x="1in" svg:y="4.75in" svg:width="5.5in" svg:height="4.5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</presentation:notes>
    </style:master-page>
    <style:master-page style:name="Master4-Layout9-picTx-含輔助字幕的圖片" style:page-layout-name="pageLayout1" draw:style-name="a688">
      <draw:frame draw:id="id121" presentation:style-name="a691" draw:name="標題 1" svg:x="2.44097in" svg:y="3.14757in" svg:width="11.42708in" svg:height="11.01562in" presentation:class="title" presentation:placeholder="false">
        <draw:text-box>
          <text:p text:style-name="a690" text:class-names="" text:cond-style-name=""><text:span text:style-name="a689" text:class-names="">按一下以編輯母片標題樣式</text:span></text:p>
        </draw:text-box>
        <svg:title/>
        <svg:desc/>
      </draw:frame>
      <draw:frame draw:id="id122" presentation:style-name="a694" draw:name="圖片版面配置區 2" svg:x="15.0625in" svg:y="6.79688in" svg:width="17.9375in" svg:height="33.54861in" presentation:class="graphic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23" presentation:style-name="a698" draw:name="文字版面配置區 3" svg:x="2.44097in" svg:y="14.16319in" svg:width="11.42708in" svg:height="26.23785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按一下以編輯母片文字樣式</text:span></text:p>
            </text:list-item>
          </text:list>
        </draw:text-box>
        <svg:title/>
        <svg:desc/>
      </draw:frame>
      <draw:frame draw:id="id124" presentation:style-name="a702" draw:name="日期版面配置區 4" svg:x="2.43576in" svg:y="43.75521in" svg:width="7.97222in" svg:height="2.51389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2025/11/12</text:date></text:span></text:p>
        </draw:text-box>
        <svg:title/>
        <svg:desc/>
      </draw:frame>
      <draw:frame draw:id="id125" presentation:style-name="a705" draw:name="頁尾版面配置區 5" svg:x="11.73611in" svg:y="43.75521in" svg:width="11.95833in" svg:height="2.51389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26" presentation:style-name="a708" draw:name="投影片編號版面配置區 6" svg:x="25.02257in" svg:y="43.75521in" svg:width="7.97222in" svg:height="2.51389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presentation:notes style:page-layout-name="pageLayout2" draw:style-name="a713">
        <draw:page-thumbnail svg:x="1.25in" svg:y="0.75in" svg:width="5in" svg:height="3.75in" presentation:class="page" draw:id="id4" presentation:style-name="a709" draw:name="Google Shape;3;n">
          <svg:title/>
          <svg:desc/>
        </draw:page-thumbnail>
        <draw:frame draw:id="id5" presentation:style-name="a712" draw:name="Google Shape;4;n" svg:x="1in" svg:y="4.75in" svg:width="5.5in" svg:height="4.5in" presentation:class="notes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</presentation:notes>
    </style:master-page>
    <style:master-page style:name="Master4-Layout10-vertTx-標題及直排文字" style:page-layout-name="pageLayout1" draw:style-name="a714">
      <draw:frame draw:id="id127" presentation:style-name="a717" draw:name="標題 1" svg:x="2.43576in" svg:y="2.51389in" svg:width="30.55903in" svg:height="9.125in" presentation:class="title" presentation:placeholder="false">
        <draw:text-box>
          <text:p text:style-name="a716" text:class-names="" text:cond-style-name=""><text:span text:style-name="a715" text:class-names="">按一下以編輯母片標題樣式</text:span></text:p>
        </draw:text-box>
        <svg:title/>
        <svg:desc/>
      </draw:frame>
      <draw:frame draw:id="id128" presentation:style-name="a733" draw:name="直排文字版面配置區 2" svg:x="2.43576in" svg:y="12.56771in" svg:width="30.55903in" svg:height="29.95312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按一下以編輯母片文字樣式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第二層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第三層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list text:style-name="a732">
                            <text:list-item>
                              <text:p text:style-name="a731" text:class-names="" text:cond-style-name=""><text:span text:style-name="a730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737" draw:name="日期版面配置區 3" svg:x="2.43576in" svg:y="43.75521in" svg:width="7.97222in" svg:height="2.51389in" presentation:class="date-time" presentation:placeholder="false">
        <draw:text-box>
          <text:p text:style-name="a736" text:class-names="" text:cond-style-name=""><text:span text:style-name="a734" text:class-names=""><text:date text:fixed="false" style:data-style-name="a735">2025/11/12</text:date></text:span></text:p>
        </draw:text-box>
        <svg:title/>
        <svg:desc/>
      </draw:frame>
      <draw:frame draw:id="id130" presentation:style-name="a740" draw:name="頁尾版面配置區 4" svg:x="11.73611in" svg:y="43.75521in" svg:width="11.95833in" svg:height="2.51389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31" presentation:style-name="a743" draw:name="投影片編號版面配置區 5" svg:x="25.02257in" svg:y="43.75521in" svg:width="7.97222in" svg:height="2.51389in" presentation:class="page-number" presentation:placeholder="false">
        <draw:text-box>
          <text:p text:style-name="a742" text:class-names="" text:cond-style-name=""><text:span text:style-name="a741" text:class-names=""><text:page-number style:num-format="1" text:fixed="false"/></text:span></text:p>
        </draw:text-box>
        <svg:title/>
        <svg:desc/>
      </draw:frame>
      <presentation:notes style:page-layout-name="pageLayout2" draw:style-name="a748">
        <draw:page-thumbnail svg:x="1.25in" svg:y="0.75in" svg:width="5in" svg:height="3.75in" presentation:class="page" draw:id="id4" presentation:style-name="a744" draw:name="Google Shape;3;n">
          <svg:title/>
          <svg:desc/>
        </draw:page-thumbnail>
        <draw:frame draw:id="id5" presentation:style-name="a747" draw:name="Google Shape;4;n" svg:x="1in" svg:y="4.75in" svg:width="5.5in" svg:height="4.5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</presentation:notes>
    </style:master-page>
    <style:master-page style:name="Master4-Layout11-vertTitleAndTx-直排標題及文字" style:page-layout-name="pageLayout1" draw:style-name="a749">
      <draw:frame draw:id="id132" presentation:style-name="a752" draw:name="直排標題 1" svg:x="25.3559in" svg:y="2.51389in" svg:width="7.63889in" svg:height="40.00694in" presentation:class="title" presentation:placeholder="false">
        <draw:text-box>
          <text:p text:style-name="a751" text:class-names="" text:cond-style-name=""><text:span text:style-name="a750" text:class-names="">按一下以編輯母片標題樣式</text:span></text:p>
        </draw:text-box>
        <svg:title/>
        <svg:desc/>
      </draw:frame>
      <draw:frame draw:id="id133" presentation:style-name="a768" draw:name="直排文字版面配置區 2" svg:x="2.43576in" svg:y="2.51389in" svg:width="22.75347in" svg:height="40.00694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按一下以編輯母片文字樣式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第二層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第三層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72" draw:name="日期版面配置區 3" svg:x="2.43576in" svg:y="43.75521in" svg:width="7.97222in" svg:height="2.51389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2025/11/12</text:date></text:span></text:p>
        </draw:text-box>
        <svg:title/>
        <svg:desc/>
      </draw:frame>
      <draw:frame draw:id="id135" presentation:style-name="a775" draw:name="頁尾版面配置區 4" svg:x="11.73611in" svg:y="43.75521in" svg:width="11.95833in" svg:height="2.51389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36" presentation:style-name="a778" draw:name="投影片編號版面配置區 5" svg:x="25.02257in" svg:y="43.75521in" svg:width="7.97222in" svg:height="2.51389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783">
        <draw:page-thumbnail svg:x="1.25in" svg:y="0.75in" svg:width="5in" svg:height="3.75in" presentation:class="page" draw:id="id4" presentation:style-name="a779" draw:name="Google Shape;3;n">
          <svg:title/>
          <svg:desc/>
        </draw:page-thumbnail>
        <draw:frame draw:id="id5" presentation:style-name="a782" draw:name="Google Shape;4;n" svg:x="1in" svg:y="4.75in" svg:width="5.5in" svg:height="4.5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</presentation:notes>
    </style:master-page>
    <style:handout-master style:page-layout-name="pageLayout3" draw:style-name="a784">
      <draw:frame draw:id="id137" presentation:style-name="a787" draw:name="頁首版面配置區 1" svg:x="0in" svg:y="0in" svg:width="3.25in" svg:height="0.50174in" presentation:class="head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38" presentation:style-name="a791" draw:name="日期版面配置區 2" svg:x="4.24826in" svg:y="0in" svg:width="3.25in" svg:height="0.50174in" presentation:class="date-time" presentation:placeholder="false">
        <draw:text-box>
          <text:p text:style-name="a790" text:class-names="" text:cond-style-name=""><text:span text:style-name="a788" text:class-names=""><text:date text:fixed="false" style:data-style-name="a789">2025/11/12</text:date></text:span></text:p>
        </draw:text-box>
        <svg:title/>
        <svg:desc/>
      </draw:frame>
      <draw:frame draw:id="id139" presentation:style-name="a794" draw:name="頁尾版面配置區 3" svg:x="0in" svg:y="9.49826in" svg:width="3.25in" svg:height="0.50174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40" presentation:style-name="a797" draw:name="投影片編號版面配置區 4" svg:x="4.24826in" svg:y="9.49826in" svg:width="3.25in" svg:height="0.50174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draw:page-thumbnail draw:page-number="1" svg:x="1.23611in" svg:y="1in" svg:width="1.64931in" svg:height="2.19965in"/>
      <draw:page-thumbnail draw:page-number="2" svg:x="1.23611in" svg:y="3.89931in" svg:width="1.64931in" svg:height="2.19965in"/>
      <draw:page-thumbnail draw:page-number="3" svg:x="1.23611in" svg:y="6.79861in" svg:width="1.64931in" svg:height="2.19965in"/>
      <draw:page-thumbnail draw:page-number="4" svg:x="4.61111in" svg:y="1in" svg:width="1.64931in" svg:height="2.19965in"/>
      <draw:page-thumbnail draw:page-number="5" svg:x="4.61111in" svg:y="3.89931in" svg:width="1.64931in" svg:height="2.19965in"/>
      <draw:page-thumbnail draw:page-number="6" svg:x="4.61111in" svg:y="6.79861in" svg:width="1.64931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簡報</dc:title>
    <meta:initial-creator>SophieLin</meta:initial-creator>
    <dc:creator>力衡 楊</dc:creator>
    <dc:date>2025-11-12T14:42:06Z</dc:date>
    <meta:editing-cycles>8</meta:editing-cycles>
    <meta:editing-duration>PT83998S</meta:editing-duration>
    <meta:document-statistic meta:paragraph-count="10" meta:word-count="228"/>
  </office:meta>
</office:document-meta>
</file>